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2025-01-14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2024-02-07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3696" calcext:value-type="float">
            <text:p>57.00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2022-01-06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1472" calcext:value-type="float">
            <text:p>51.4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2021-02-03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6104" calcext:value-type="float">
            <text:p>51.8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2020-01-23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2019-02-06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228" calcext:value-type="float">
            <text:p>52.5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2018-01-03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66" calcext:value-type="float">
            <text:p>52.8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2017-01-27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356" calcext:value-type="float">
            <text:p>51.3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2016-01-04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0632" calcext:value-type="float">
            <text:p>52.3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2014-12-05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5952" calcext:value-type="float">
            <text:p>52.95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2013-12-13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2013-01-18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2012-01-03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4864" calcext:value-type="float">
            <text:p>57.20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2010-12-30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3128" calcext:value-type="float">
            <text:p>53.98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2010-01-19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1488" calcext:value-type="float">
            <text:p>56.10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2009-01-12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2008-01-22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2007-02-07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9776" calcext:value-type="float">
            <text:p>56.11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2006-01-10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4768" calcext:value-type="float">
            <text:p>59.48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2005-01-31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9416" calcext:value-type="float">
            <text:p>57.04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2004-02-12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4048" calcext:value-type="float">
            <text:p>61.34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2003-01-02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024" calcext:value-type="float">
            <text:p>62.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2002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6608" calcext:value-type="float">
            <text:p>66.58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2001-02-14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0032" calcext:value-type="float">
            <text:p>66.55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99-0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98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9264" calcext:value-type="float">
            <text:p>69.54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97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8112" calcext:value-type="float">
            <text:p>70.23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9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8224" calcext:value-type="float">
            <text:p>72.65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95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88" calcext:value-type="float">
            <text:p>74.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94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408" calcext:value-type="float">
            <text:p>78.3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93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9016" calcext:value-type="float">
            <text:p>76.7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92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8664" calcext:value-type="float">
            <text:p>79.9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91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608" calcext:value-type="float">
            <text:p>82.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90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2944" calcext:value-type="float">
            <text:p>83.7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89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616" calcext:value-type="float">
            <text:p>83.5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88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3944" calcext:value-type="float">
            <text:p>84.1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87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472" calcext:value-type="float">
            <text:p>87.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86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3816" calcext:value-type="float">
            <text:p>88.4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85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068" calcext:value-type="float">
            <text:p>89.2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84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1696" calcext:value-type="float">
            <text:p>90.53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83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6376" calcext:value-type="float">
            <text:p>93.68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82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6672" calcext:value-type="float">
            <text:p>93.00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81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49088" calcext:value-type="float">
            <text:p>94.04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80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98824" calcext:value-type="float">
            <text:p>92.6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79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216" calcext:value-type="float">
            <text:p>97.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78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8536" calcext:value-type="float">
            <text:p>99.53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77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45872" calcext:value-type="float">
            <text:p>101.84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77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72976" calcext:value-type="float">
            <text:p>100.77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76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65912" calcext:value-type="float">
            <text:p>102.16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76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0392" calcext:value-type="float">
            <text:p>99.91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75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94824" calcext:value-type="float">
            <text:p>98.79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75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2232" calcext:value-type="float">
            <text:p>99.39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74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0224" calcext:value-type="float">
            <text:p>100.09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74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27256" calcext:value-type="float">
            <text:p>100.72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74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3192" calcext:value-type="float">
            <text:p>99.45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74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18496" calcext:value-type="float">
            <text:p>99.21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73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02416" calcext:value-type="float">
            <text:p>100.10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73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81336" calcext:value-type="float">
            <text:p>99.08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72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62208" calcext:value-type="float">
            <text:p>99.96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72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0864" calcext:value-type="float">
            <text:p>97.5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71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1584" calcext:value-type="float">
            <text:p>99.54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71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1248" calcext:value-type="float">
            <text:p>96.09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70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6336" calcext:value-type="float">
            <text:p>97.17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70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532" calcext:value-type="float">
            <text:p>95.90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69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4164" calcext:value-type="float">
            <text:p>96.94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69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7336" calcext:value-type="float">
            <text:p>97.55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69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87088" calcext:value-type="float">
            <text:p>93.28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68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708" calcext:value-type="float">
            <text:p>94.74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68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7152" calcext:value-type="float">
            <text:p>93.03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68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3144" calcext:value-type="float">
            <text:p>92.97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67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9528" calcext:value-type="float">
            <text:p>93.75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67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1504" calcext:value-type="float">
            <text:p>95.09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67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272" calcext:value-type="float">
            <text:p>90.3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5165901</text:p>
          </table:table-cell>
          <table:table-cell office:value-type="string" calcext:value-type="string">
            <text:p>1967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6904" calcext:value-type="float">
            <text:p>88.7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06" meta:object-count="0"/>
    <meta:user-defined meta:name="AppVersion">3.0</meta:user-defined>
  </office:meta>
</office:document-meta>
</file>